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1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6504" calcext:value-type="float">
            <text:p>43.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784" calcext:value-type="float">
            <text:p>43.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8384" calcext:value-type="float">
            <text:p>43.4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8008" calcext:value-type="float">
            <text:p>43.4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199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5503</text:p>
          </table:table-cell>
          <table:table-cell office:value-type="string" calcext:value-type="string">
            <text:p>199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